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iri" svg:font-family="Calibiri"/>
    <style:font-face style:name="Arial2" svg:font-family="Arial" style:font-family-generic="swiss"/>
    <style:font-face style:name="Hasklig" svg:font-family="Hasklig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17cm" style:rel-column-width="6553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itle">
      <style:text-properties style:font-name="Arial1"/>
    </style:style>
    <style:style style:name="P2" style:family="paragraph" style:parent-style-name="Heading_20_2">
      <style:text-properties style:font-name="Arial1"/>
    </style:style>
    <style:style style:name="P3" style:family="paragraph" style:parent-style-name="Standard">
      <style:text-properties style:font-name="Arial1" officeooo:rsid="000d7d5b" officeooo:paragraph-rsid="000d7d5b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0d7d5b" officeooo:paragraph-rsid="000d7d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0ec244" officeooo:paragraph-rsid="000ec2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0f4108" officeooo:paragraph-rsid="000f4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41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ystem Validation</text:p>
      <text:h text:style-name="P2" text:outline-level="2">Description Of Items To Be Tested:</text:h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6">user_id which stores the private key of a user; specifically in this example, the customer user. <text:span text:style-name="T1">It must contain only numbers.</text:span></text:p>
          </table:table-cell>
        </table:table-row>
      </table:table>
      <text:h text:style-name="P2" text:outline-level="2">Required Fields: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A"/>
        <table:table-row table:style-name="Table1.1">
          <table:table-cell table:style-name="Table1.A1" office:value-type="string">
            <text:p text:style-name="P5">Test Type</text:p>
          </table:table-cell>
          <table:table-cell table:style-name="Table1.B1" office:value-type="string">
            <text:p text:style-name="P5">Test Data</text:p>
          </table:table-cell>
          <table:table-cell table:style-name="Table1.B1" office:value-type="string">
            <text:p text:style-name="P5">Expected Result</text:p>
          </table:table-cell>
          <table:table-cell table:style-name="Table1.B1" office:value-type="string">
            <text:p text:style-name="P5">Actual Result</text:p>
          </table:table-cell>
        </table:table-row>
        <table:table-row table:style-name="Table1.1">
          <table:table-cell table:style-name="Table1.A1" office:value-type="string">
            <text:p text:style-name="P5">Extreme Mi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Min -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Min (Boundary)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Min +1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Min +1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Max +1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Max (Boundary)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Max +1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Mi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Extreme Max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Invalid Data Type</text:p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5">Other Tests</text:p>
          </table:table-cell>
          <table:table-cell table:style-name="Table1.D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D4" office:value-type="string">
            <text:p text:style-name="P4"/>
          </table:table-cell>
        </table:table-row>
      </table:table>
      <text:h text:style-name="P2" text:outline-level="2">Additional Notes / Instructions:</text:h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iri" svg:font-family="Calibiri"/>
    <style:font-face style:name="Arial2" svg:font-family="Arial" style:font-family-generic="swiss"/>
    <style:font-face style:name="Hasklig" svg:font-family="Hasklig" style:font-family-generic="modern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13:00:42.588000000</meta:creation-date>
    <dc:date>2020-03-17T13:34:53.475000000</dc:date>
    <meta:editing-duration>PT13M30S</meta:editing-duration>
    <meta:editing-cycles>2</meta:editing-cycles>
    <meta:generator>LibreOffice/6.4.1.2$Windows_X86_64 LibreOffice_project/4d224e95b98b138af42a64d84056446d09082932</meta:generator>
    <meta:document-statistic meta:table-count="3" meta:image-count="0" meta:object-count="0" meta:page-count="1" meta:paragraph-count="21" meta:word-count="68" meta:character-count="387" meta:non-whitespace-character-count="340"/>
  </office:meta>
</office:document-meta>
</file>